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table table:name="Sheet1" table:style-name="ta1">
        <table:table-column table:style-name="co1" table:number-columns-repeated="20" table:default-cell-style-name="Default"/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MILVATproS</text:p>
          </table:table-cell>
          <table:table-cell table:number-columns-repeated="5"/>
          <table:table-cell office:value-type="string" calcext:value-type="string">
            <text:p>MILVproS</text:p>
          </table:table-cell>
          <table:table-cell table:number-columns-repeated="10"/>
        </table:table-row>
        <table:table-row table:style-name="ro1">
          <table:table-cell table:number-columns-repeated="15"/>
          <table:table-cell office:value-type="string" calcext:value-type="string">
            <text:p>MILVAproS</text:p>
          </table:table-cell>
          <table:table-cell table:number-columns-repeated="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table:style-name="ce1" table:formula="of:=[.D6]/[.E6]" office:value-type="float" office:value="0.508474576271186" calcext:value-type="float">
            <text:p>0.508474576271186</text:p>
          </table:table-cell>
          <table:table-cell table:number-columns-repeated="2"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table:style-name="ce1" table:formula="of:=[.K6]/[.L6]" office:value-type="float" office:value="0.515151515151515" calcext:value-type="float">
            <text:p>0.515151515151515</text:p>
          </table:table-cell>
          <table:table-cell table:number-columns-repeated="2"/>
          <table:table-cell table:style-name="ce1" office:value-type="string" calcext:value-type="string">
            <text:p>carbionic_anhyd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table:style-name="ce1" table:formula="of:=[.R6]/[.S6]" office:value-type="float" office:value="0.409090909090909" calcext:value-type="float">
            <text:p>0.409090909090909</text:p>
          </table:table-cell>
        </table:table-row>
        <table:table-row table:style-name="ro1">
          <table:table-cell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D7]/[.E7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2" table:formula="of:=[.K7]/[.L7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table:number-columns-repeated="2" office:value-type="float" office:value="46" calcext:value-type="float">
            <text:p>46</text:p>
          </table:table-cell>
          <table:table-cell table:style-name="ce2" table:formula="of:=[.R7]/[.S7]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D8]/[.E8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table:formula="of:=[.K8]/[.L8]" office:value-type="float" office:value="0.977272727272727" calcext:value-type="float">
            <text:p>0.977272727272727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2" table:formula="of:=[.R8]/[.S8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D9]/[.E9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2" table:formula="of:=[.K9]/[.L9]" office:value-type="float" office:value="0.976190476190476" calcext:value-type="float">
            <text:p>0.976190476190476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2" table:formula="of:=[.R9]/[.S9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table:formula="of:=[.D10]/[.E10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[.K10]/[.L10]" office:value-type="float" office:value="0.953488372093023" calcext:value-type="float">
            <text:p>0.95348837209302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R10]/[.S10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[.D11]/[.E11]" office:value-type="float" office:value="0.984126984126984" calcext:value-type="float">
            <text:p>0.984126984126984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table:formula="of:=[.K11]/[.L11]" office:value-type="float" office:value="0.878048780487805" calcext:value-type="float">
            <text:p>0.87804878048780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46" calcext:value-type="float">
            <text:p>46</text:p>
          </table:table-cell>
          <table:table-cell table:formula="of:=[.R11]/[.S11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table:formula="of:=[.D12]/[.E12]" office:value-type="float" office:value="0.984126984126984" calcext:value-type="float">
            <text:p>0.9841269841269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43" calcext:value-type="float">
            <text:p>43</text:p>
          </table:table-cell>
          <table:table-cell table:formula="of:=[.K12]/[.L12]" office:value-type="float" office:value="0.697674418604651" calcext:value-type="float">
            <text:p>0.69767441860465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7" calcext:value-type="float">
            <text:p>47</text:p>
          </table:table-cell>
          <table:table-cell table:formula="of:=[.R12]/[.S12]" office:value-type="float" office:value="1" calcext:value-type="float">
            <text:p>1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5"/>
          <table:table-cell table:style-name="ce1"/>
          <table:table-cell table:number-columns-repeated="14"/>
        </table:table-row>
        <table:table-row table:style-name="ro1" table:number-rows-repeated="6">
          <table:table-cell table:number-columns-repeated="20"/>
        </table:table-row>
        <table:table-row table:style-name="ro1">
          <table:table-cell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table:style-name="ce1" table:formula="of:=[.D21]/[.E21]" office:value-type="float" office:value="0.391891891891892" calcext:value-type="float">
            <text:p>0.391891891891892</text:p>
          </table:table-cell>
          <table:table-cell table:number-columns-repeated="2"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style-name="ce1" table:formula="of:=[.K21]/[.L21]" office:value-type="float" office:value="0.384615384615385" calcext:value-type="float">
            <text:p>0.384615384615385</text:p>
          </table:table-cell>
          <table:table-cell table:number-columns-repeated="2"/>
          <table:table-cell table:style-name="ce1" office:value-type="string" calcext:value-type="string">
            <text:p>gly_cyclase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table:style-name="ce1" table:formula="of:=[.R21]/[.S21]" office:value-type="float" office:value="0.424242424242424" calcext:value-type="float">
            <text:p>0.424242424242424</text:p>
          </table:table-cell>
        </table:table-row>
        <table:table-row table:style-name="ro1">
          <table:table-cell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2" table:formula="of:=[.D22]/[.E22]" office:value-type="float" office:value="0.97752808988764" calcext:value-type="float">
            <text:p>0.97752808988764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style-name="ce1" table:formula="of:=[.K22]/[.L22]" office:value-type="float" office:value="0.962962962962963" calcext:value-type="float">
            <text:p>0.962962962962963</text:p>
          </table:table-cell>
          <table:table-cell table:number-columns-repeated="2"/>
          <table:table-cell table:style-name="ce1"/>
          <table:table-cell office:value-type="float" office:value="7.5" calcext:value-type="float">
            <text:p>7.5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style-name="ce2" table:formula="of:=[.R22]/[.S22]" office:value-type="float" office:value="0.975308641975309" calcext:value-type="float">
            <text:p>0.975308641975309</text:p>
          </table:table-cell>
        </table:table-row>
        <table:table-row table:style-name="ro1">
          <table:table-cell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2" table:formula="of:=[.D23]/[.E23]" office:value-type="float" office:value="0.97752808988764" calcext:value-type="float">
            <text:p>0.97752808988764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table:number-columns-repeated="2" office:value-type="float" office:value="63" calcext:value-type="float">
            <text:p>63</text:p>
          </table:table-cell>
          <table:table-cell table:style-name="ce2" table:formula="of:=[.K23]/[.L23]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office:value-type="float" office:value="74" calcext:value-type="float">
            <text:p>74</text:p>
          </table:table-cell>
          <table:table-cell table:style-name="ce1" table:formula="of:=[.R23]/[.S23]" office:value-type="float" office:value="0.972972972972973" calcext:value-type="float">
            <text:p>0.972972972972973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table:style-name="ce2" table:formula="of:=[.D24]/[.E24]" office:value-type="float" office:value="0.97752808988764" calcext:value-type="float">
            <text:p>0.97752808988764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K24]/[.L24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table:style-name="ce2" table:formula="of:=[.R24]/[.S24]" office:value-type="float" office:value="0.975903614457831" calcext:value-type="float">
            <text:p>0.97590361445783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D25]/[.E25]" office:value-type="float" office:value="0.966292134831461" calcext:value-type="float">
            <text:p>0.96629213483146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65" calcext:value-type="float">
            <text:p>65</text:p>
          </table:table-cell>
          <table:table-cell table:style-name="ce2" table:formula="of:=[.K25]/[.L25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style-name="ce1" table:formula="of:=[.R25]/[.S25]" office:value-type="float" office:value="0.9625" calcext:value-type="float">
            <text:p>0.9625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D26]/[.E26]" office:value-type="float" office:value="0.966292134831461" calcext:value-type="float">
            <text:p>0.96629213483146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K26]/[.L26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77" calcext:value-type="float">
            <text:p>77</text:p>
          </table:table-cell>
          <table:table-cell office:value-type="float" office:value="80" calcext:value-type="float">
            <text:p>80</text:p>
          </table:table-cell>
          <table:table-cell table:formula="of:=[.R26]/[.S26]" office:value-type="float" office:value="0.9625" calcext:value-type="float">
            <text:p>0.96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86" calcext:value-type="float">
            <text:p>86</text:p>
          </table:table-cell>
          <table:table-cell office:value-type="float" office:value="89" calcext:value-type="float">
            <text:p>89</text:p>
          </table:table-cell>
          <table:table-cell table:formula="of:=[.D27]/[.E27]" office:value-type="float" office:value="0.966292134831461" calcext:value-type="float">
            <text:p>0.96629213483146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table:formula="of:=[.K27]/[.L27]" office:value-type="float" office:value="0.967741935483871" calcext:value-type="float">
            <text:p>0.96774193548387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2" table:formula="of:=[.R27]/[.S27]" office:value-type="float" office:value="0.975609756097561" calcext:value-type="float">
            <text:p>0.975609756097561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table:style-name="ce1" table:formula="of:=[.D32]/[.E32]" office:value-type="float" office:value="0.48" calcext:value-type="float">
            <text:p>0.48</text:p>
          </table:table-cell>
          <table:table-cell table:number-columns-repeated="2"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style-name="ce1" table:formula="of:=[.K32]/[.L32]" office:value-type="float" office:value="0.526315789473684" calcext:value-type="float">
            <text:p>0.526315789473684</text:p>
          </table:table-cell>
          <table:table-cell table:number-columns-repeated="2"/>
          <table:table-cell office:value-type="string" calcext:value-type="string">
            <text:p>TEAD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table:style-name="ce1" table:formula="of:=[.R32]/[.S32]" office:value-type="float" office:value="0.392857142857143" calcext:value-type="float">
            <text:p>0.392857142857143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33]/[.E3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K33]/[.L3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2" table:formula="of:=[.R33]/[.S3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34]/[.E34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style-name="ce1" table:formula="of:=[.K34]/[.L34]" office:value-type="float" office:value="0.925" calcext:value-type="float">
            <text:p>0.9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5" calcext:value-type="float">
            <text:p>45</text:p>
          </table:table-cell>
          <table:table-cell table:style-name="ce2" table:formula="of:=[.R34]/[.S3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60" calcext:value-type="float">
            <text:p>60</text:p>
          </table:table-cell>
          <table:table-cell table:style-name="ce2" table:formula="of:=[.D35]/[.E35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32" calcext:value-type="float">
            <text:p>32</text:p>
          </table:table-cell>
          <table:table-cell office:value-type="float" office:value="35" calcext:value-type="float">
            <text:p>35</text:p>
          </table:table-cell>
          <table:table-cell table:style-name="ce1" table:formula="of:=[.K35]/[.L35]" office:value-type="float" office:value="0.914285714285714" calcext:value-type="float">
            <text:p>0.914285714285714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49" calcext:value-type="float">
            <text:p>49</text:p>
          </table:table-cell>
          <table:table-cell table:style-name="ce2" table:formula="of:=[.R35]/[.S3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36]/[.E36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33" calcext:value-type="float">
            <text:p>33</text:p>
          </table:table-cell>
          <table:table-cell table:style-name="ce2" table:formula="of:=[.K36]/[.L36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50" calcext:value-type="float">
            <text:p>50</text:p>
          </table:table-cell>
          <table:table-cell table:style-name="ce1" table:formula="of:=[.R36]/[.S3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37]/[.E37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36" calcext:value-type="float">
            <text:p>36</text:p>
          </table:table-cell>
          <table:table-cell table:style-name="ce2" table:formula="of:=[.K37]/[.L37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44" calcext:value-type="float">
            <text:p>44</text:p>
          </table:table-cell>
          <table:table-cell table:style-name="ce1" table:formula="of:=[.R37]/[.S3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D38]/[.E38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table:formula="of:=[.K38]/[.L38]" office:value-type="float" office:value="0.925" calcext:value-type="float">
            <text:p>0.9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9" calcext:value-type="float">
            <text:p>49</text:p>
          </table:table-cell>
          <table:table-cell table:formula="of:=[.R38]/[.S38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style-name="ce1" table:formula="of:=[.D42]/[.E42]" office:value-type="float" office:value="0.384615384615385" calcext:value-type="float">
            <text:p>0.384615384615385</text:p>
          </table:table-cell>
          <table:table-cell table:number-columns-repeated="2"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table:style-name="ce1" table:formula="of:=[.K42]/[.L42]" office:value-type="float" office:value="0.555555555555556" calcext:value-type="float">
            <text:p>0.555555555555556</text:p>
          </table:table-cell>
          <table:table-cell table:number-columns-repeated="2"/>
          <table:table-cell office:value-type="string" calcext:value-type="string">
            <text:p>fatty acid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style-name="ce1" table:formula="of:=[.R42]/[.S42]" office:value-type="float" office:value="0.58974358974359" calcext:value-type="float">
            <text:p>0.58974358974359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table:formula="of:=[.D43]/[.E43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29" calcext:value-type="float">
            <text:p>29</text:p>
          </table:table-cell>
          <table:table-cell table:style-name="ce2" table:formula="of:=[.K43]/[.L4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2" table:formula="of:=[.R43]/[.S43]" office:value-type="float" office:value="0.979591836734694" calcext:value-type="float">
            <text:p>0.979591836734694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table:formula="of:=[.D44]/[.E44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K44]/[.L44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2" table:formula="of:=[.R44]/[.S44]" office:value-type="float" office:value="0.978723404255319" calcext:value-type="float">
            <text:p>0.978723404255319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style-name="ce2" table:formula="of:=[.D45]/[.E45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" table:formula="of:=[.K45]/[.L45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1" table:formula="of:=[.R45]/[.S45]" office:value-type="float" office:value="0.978723404255319" calcext:value-type="float">
            <text:p>0.978723404255319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46]/[.E46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37" calcext:value-type="float">
            <text:p>37</text:p>
          </table:table-cell>
          <table:table-cell table:formula="of:=[.K46]/[.L46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formula="of:=[.R46]/[.S46]" office:value-type="float" office:value="0.976190476190476" calcext:value-type="float">
            <text:p>0.976190476190476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47]/[.E47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[.K47]/[.L47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table:formula="of:=[.R47]/[.S47]" office:value-type="float" office:value="0.975" calcext:value-type="float">
            <text:p>0.97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formula="of:=[.D48]/[.E48]" office:value-type="float" office:value="0.984615384615385" calcext:value-type="float">
            <text:p>0.98461538461538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18" calcext:value-type="float">
            <text:p>18</text:p>
          </table:table-cell>
          <table:table-cell table:formula="of:=[.K48]/[.L48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39" calcext:value-type="float">
            <text:p>39</text:p>
          </table:table-cell>
          <table:table-cell table:style-name="ce2" table:formula="of:=[.R48]/[.S48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style-name="ce1" table:formula="of:=[.D52]/[.E52]" office:value-type="float" office:value="0.444444444444444" calcext:value-type="float">
            <text:p>0.444444444444444</text:p>
          </table:table-cell>
          <table:table-cell table:number-columns-repeated="2"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table:style-name="ce1" table:formula="of:=[.K52]/[.L52]" office:value-type="float" office:value="0.454545454545455" calcext:value-type="float">
            <text:p>0.454545454545455</text:p>
          </table:table-cell>
          <table:table-cell table:number-columns-repeated="2"/>
          <table:table-cell office:value-type="string" calcext:value-type="string">
            <text:p>trypsin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33" calcext:value-type="float">
            <text:p>33</text:p>
          </table:table-cell>
          <table:table-cell table:style-name="ce1" table:formula="of:=[.R52]/[.S52]" office:value-type="float" office:value="0.484848484848485" calcext:value-type="float">
            <text:p>0.484848484848485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2" table:formula="of:=[.D53]/[.E5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table:formula="of:=[.K53]/[.L53]" office:value-type="float" office:value="1" calcext:value-type="float">
            <text:p>1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2" table:formula="of:=[.R53]/[.S53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2" table:formula="of:=[.D54]/[.E54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30" calcext:value-type="float">
            <text:p>30</text:p>
          </table:table-cell>
          <table:table-cell table:style-name="ce2" table:formula="of:=[.K54]/[.L54]"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2" office:value-type="float" office:value="47" calcext:value-type="float">
            <text:p>47</text:p>
          </table:table-cell>
          <table:table-cell table:style-name="ce2" table:formula="of:=[.R54]/[.S54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table:number-columns-repeated="2" office:value-type="float" office:value="52" calcext:value-type="float">
            <text:p>52</text:p>
          </table:table-cell>
          <table:table-cell table:style-name="ce2" table:formula="of:=[.D55]/[.E55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35" calcext:value-type="float">
            <text:p>35</text:p>
          </table:table-cell>
          <table:table-cell table:style-name="ce2" table:formula="of:=[.K55]/[.L55]" office:value-type="float" office:value="1" calcext:value-type="float">
            <text:p>1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table:number-columns-repeated="2" office:value-type="float" office:value="48" calcext:value-type="float">
            <text:p>48</text:p>
          </table:table-cell>
          <table:table-cell table:style-name="ce2" table:formula="of:=[.R55]/[.S55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D56]/[.E56]" office:value-type="float" office:value="1" calcext:value-type="float">
            <text:p>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table:formula="of:=[.K56]/[.L56]" office:value-type="float" office:value="0.888888888888889" calcext:value-type="float">
            <text:p>0.888888888888889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2" office:value-type="float" office:value="50" calcext:value-type="float">
            <text:p>50</text:p>
          </table:table-cell>
          <table:table-cell table:formula="of:=[.R56]/[.S56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D57]/[.E57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table:formula="of:=[.K57]/[.L57]" office:value-type="float" office:value="0.870967741935484" calcext:value-type="float">
            <text:p>0.870967741935484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48" calcext:value-type="float">
            <text:p>48</text:p>
          </table:table-cell>
          <table:table-cell table:formula="of:=[.R57]/[.S57]"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 office:value-type="float" office:value="52" calcext:value-type="float">
            <text:p>52</text:p>
          </table:table-cell>
          <table:table-cell table:formula="of:=[.D58]/[.E58]" office:value-type="float" office:value="1" calcext:value-type="float">
            <text:p>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9" calcext:value-type="float">
            <text:p>29</text:p>
          </table:table-cell>
          <table:table-cell table:formula="of:=[.K58]/[.L58]" office:value-type="float" office:value="0.862068965517241" calcext:value-type="float">
            <text:p>0.862068965517241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2" office:value-type="float" office:value="45" calcext:value-type="float">
            <text:p>45</text:p>
          </table:table-cell>
          <table:table-cell table:formula="of:=[.R58]/[.S58]"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71" calcext:value-type="float">
            <text:p>71</text:p>
          </table:table-cell>
          <table:table-cell table:style-name="ce1" table:formula="of:=[.D62]/[.E62]" office:value-type="float" office:value="0.450704225352113" calcext:value-type="float">
            <text:p>0.450704225352113</text:p>
          </table:table-cell>
          <table:table-cell table:number-columns-repeated="2"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47" calcext:value-type="float">
            <text:p>47</text:p>
          </table:table-cell>
          <table:table-cell table:style-name="ce1" table:formula="of:=[.K62]/[.L62]" office:value-type="float" office:value="0.276595744680851" calcext:value-type="float">
            <text:p>0.276595744680851</text:p>
          </table:table-cell>
          <table:table-cell table:number-columns-repeated="2"/>
          <table:table-cell office:value-type="string" calcext:value-type="string">
            <text:p>tetanus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table:style-name="ce1" table:formula="of:=[.R62]/[.S62]" office:value-type="float" office:value="0.415384615384615" calcext:value-type="float">
            <text:p>0.415384615384615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style-name="ce2" table:formula="of:=[.D63]/[.E63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58" calcext:value-type="float">
            <text:p>58</text:p>
          </table:table-cell>
          <table:table-cell office:value-type="float" office:value="61" calcext:value-type="float">
            <text:p>61</text:p>
          </table:table-cell>
          <table:table-cell table:style-name="ce2" table:formula="of:=[.K63]/[.L63]" office:value-type="float" office:value="0.950819672131148" calcext:value-type="float">
            <text:p>0.950819672131148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style-name="ce2" table:formula="of:=[.R63]/[.S63]" office:value-type="float" office:value="0.942028985507246" calcext:value-type="float">
            <text:p>0.94202898550724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style-name="ce2" table:formula="of:=[.D64]/[.E64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table:style-name="ce2" table:formula="of:=[.K64]/[.L64]" office:value-type="float" office:value="0.951612903225807" calcext:value-type="float">
            <text:p>0.95161290322580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table:style-name="ce2" table:formula="of:=[.R64]/[.S64]" office:value-type="float" office:value="0.948051948051948" calcext:value-type="float">
            <text:p>0.948051948051948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style-name="ce2" table:formula="of:=[.D65]/[.E65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style-name="ce1" table:formula="of:=[.K65]/[.L65]" office:value-type="float" office:value="0.833333333333333" calcext:value-type="float">
            <text:p>0.833333333333333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style-name="ce1" table:formula="of:=[.R65]/[.S65]" office:value-type="float" office:value="0.82" calcext:value-type="float">
            <text:p>0.82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D66]/[.E66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formula="of:=[.K66]/[.L66]" office:value-type="float" office:value="0.904761904761905" calcext:value-type="float">
            <text:p>0.9047619047619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3" calcext:value-type="float">
            <text:p>73</text:p>
          </table:table-cell>
          <table:table-cell office:value-type="float" office:value="76" calcext:value-type="float">
            <text:p>76</text:p>
          </table:table-cell>
          <table:table-cell table:style-name="ce2" table:formula="of:=[.R66]/[.S66]" office:value-type="float" office:value="0.960526315789474" calcext:value-type="float">
            <text:p>0.960526315789474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D67]/[.E67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53" calcext:value-type="float">
            <text:p>53</text:p>
          </table:table-cell>
          <table:table-cell office:value-type="float" office:value="59" calcext:value-type="float">
            <text:p>59</text:p>
          </table:table-cell>
          <table:table-cell table:formula="of:=[.K67]/[.L67]" office:value-type="float" office:value="0.898305084745763" calcext:value-type="float">
            <text:p>0.898305084745763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table:formula="of:=[.R67]/[.S67]" office:value-type="float" office:value="0.901408450704225" calcext:value-type="float">
            <text:p>0.901408450704225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office:value-type="float" office:value="78" calcext:value-type="float">
            <text:p>78</text:p>
          </table:table-cell>
          <table:table-cell table:formula="of:=[.D68]/[.E68]" office:value-type="float" office:value="0.961538461538462" calcext:value-type="float">
            <text:p>0.96153846153846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style-name="ce2" table:formula="of:=[.K68]/[.L68]" office:value-type="float" office:value="0.90625" calcext:value-type="float">
            <text:p>0.9062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8" calcext:value-type="float">
            <text:p>68</text:p>
          </table:table-cell>
          <table:table-cell office:value-type="float" office:value="74" calcext:value-type="float">
            <text:p>74</text:p>
          </table:table-cell>
          <table:table-cell table:style-name="ce1" table:formula="of:=[.R68]/[.S68]" office:value-type="float" office:value="0.918918918918919" calcext:value-type="float">
            <text:p>0.918918918918919</text:p>
          </table:table-cell>
        </table:table-row>
        <table:table-row table:style-name="ro1" table:number-rows-repeated="4">
          <table:table-cell table:number-columns-repeated="20"/>
        </table:table-row>
        <table:table-row table:style-name="ro1">
          <table:table-cell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table:style-name="ce1" table:formula="of:=[.D73]/[.E73]" office:value-type="float" office:value="0.578947368421053" calcext:value-type="float">
            <text:p>0.578947368421053</text:p>
          </table:table-cell>
          <table:table-cell table:number-columns-repeated="2"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table:style-name="ce1" table:formula="of:=[.K73]/[.L73]" office:value-type="float" office:value="0.545454545454545" calcext:value-type="float">
            <text:p>0.545454545454545</text:p>
          </table:table-cell>
          <table:table-cell table:number-columns-repeated="2"/>
          <table:table-cell office:value-type="string" calcext:value-type="string">
            <text:p>TYPR1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table:style-name="ce1" table:formula="of:=[.R73]/[.S73]" office:value-type="float" office:value="0.58974358974359" calcext:value-type="float">
            <text:p>0.58974358974359</text:p>
          </table:table-cell>
        </table:table-row>
        <table:table-row table:style-name="ro1">
          <table:table-cell table:number-columns-repeated="2"/>
          <table:table-cell office:value-type="float" office:value="7.5" calcext:value-type="float">
            <text:p>7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table:formula="of:=[.D74]/[.E74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2" table:formula="of:=[.K74]/[.L74]" office:value-type="float" office:value="0.96" calcext:value-type="float">
            <text:p>0.96</text:p>
          </table:table-cell>
          <table:table-cell table:number-columns-repeated="3"/>
          <table:table-cell office:value-type="float" office:value="7.5" calcext:value-type="float">
            <text:p>7.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table:style-name="ce2" table:formula="of:=[.R74]/[.S74]" office:value-type="float" office:value="0.978723404255319" calcext:value-type="float">
            <text:p>0.97872340425531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table:formula="of:=[.D75]/[.E75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table:style-name="ce1" table:formula="of:=[.K75]/[.L75]" office:value-type="float" office:value="0.9375" calcext:value-type="float">
            <text:p>0.937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table:style-name="ce1" table:formula="of:=[.R75]/[.S75]" office:value-type="float" office:value="0.972222222222222" calcext:value-type="float">
            <text:p>0.972222222222222</text:p>
          </table:table-cell>
        </table:table-row>
        <table:table-row table:style-name="ro1">
          <table:table-cell table:number-columns-repeated="2"/>
          <table:table-cell office:value-type="float" office:value="8.5" calcext:value-type="float">
            <text:p>8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style-name="ce2" table:formula="of:=[.D76]/[.E76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  <table:table-cell table:style-name="ce1" table:formula="of:=[.K76]/[.L76]" office:value-type="float" office:value="0.939393939393939" calcext:value-type="float">
            <text:p>0.939393939393939</text:p>
          </table:table-cell>
          <table:table-cell table:number-columns-repeated="3"/>
          <table:table-cell office:value-type="float" office:value="8.5" calcext:value-type="float">
            <text:p>8.5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style-name="ce1" table:formula="of:=[.R76]/[.S76]" office:value-type="float" office:value="0.956521739130435" calcext:value-type="float">
            <text:p>0.956521739130435</text:p>
          </table:table-cell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77]/[.E77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  <table:table-cell table:style-name="ce2" table:formula="of:=[.K77]/[.L77]" office:value-type="float" office:value="0.941176470588235" calcext:value-type="float">
            <text:p>0.94117647058823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table:style-name="ce2" table:formula="of:=[.R77]/[.S77]" office:value-type="float" office:value="0.977272727272727" calcext:value-type="float">
            <text:p>0.977272727272727</text:p>
          </table:table-cell>
        </table:table-row>
        <table:table-row table:style-name="ro1">
          <table:table-cell table:number-columns-repeated="2"/>
          <table:table-cell office:value-type="float" office:value="9.5" calcext:value-type="float">
            <text:p>9.5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78]/[.E78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table:number-columns-repeated="2" office:value-type="float" office:value="32" calcext:value-type="float">
            <text:p>32</text:p>
          </table:table-cell>
          <table:table-cell table:style-name="ce2" table:formula="of:=[.K78]/[.L78]" office:value-type="float" office:value="1" calcext:value-type="float">
            <text:p>1</text:p>
          </table:table-cell>
          <table:table-cell table:number-columns-repeated="3"/>
          <table:table-cell office:value-type="float" office:value="9.5" calcext:value-type="float">
            <text:p>9.5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table:style-name="ce2" table:formula="of:=[.R78]/[.S78]" office:value-type="float" office:value="0.973684210526316" calcext:value-type="float">
            <text:p>0.973684210526316</text:p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table:formula="of:=[.D79]/[.E79]" office:value-type="float" office:value="0.984375" calcext:value-type="float">
            <text:p>0.98437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table:formula="of:=[.K79]/[.L79]" office:value-type="float" office:value="0.911764705882353" calcext:value-type="float">
            <text:p>0.91176470588235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formula="of:=[.R79]/[.S79]" office:value-type="float" office:value="0.953488372093023" calcext:value-type="float">
            <text:p>0.9534883720930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9-21T10:11:14.551000000</dc:date>
    <meta:editing-duration>PT3H54M48S</meta:editing-duration>
    <meta:editing-cycles>7</meta:editing-cycles>
    <meta:generator>LibreOffice/7.4.4.2$Windows_X86_64 LibreOffice_project/85569322deea74ec9134968a29af2df5663baa21</meta:generator>
    <meta:document-statistic meta:table-count="1" meta:cell-count="612" meta:object-count="0"/>
  </office:meta>
</office:document-meta>
</file>